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system-ui, 'Segoe UI', Helvetica, Arial, sans-serif, 'Apple Color Emoji', 'Segoe UI Emoji'"/>
    <style:font-face style:name="robotoblack" svg:font-family="robotoblack, Arial, sans-serif"/>
    <style:font-face style:name="robotobold" svg:font-family="robotobold, Arial, sans-serif"/>
    <style:font-face style:name="robotomedium" svg:font-family="robotomedium, Arial, sans-serif"/>
    <style:font-face style:name="robotoregular" svg:font-family="robotoregular,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Heading_20_1">
      <style:paragraph-properties fo:text-align="center" style:justify-single-word="false"/>
    </style:style>
    <style:style style:name="P5" style:family="paragraph" style:parent-style-name="Heading_20_1">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variant="normal" fo:text-transform="none" fo:color="#24292e" style:font-name="apple-system" fo:font-size="11.1999998092651pt" fo:letter-spacing="normal" fo:font-style="normal" fo:font-weight="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P maquette&amp;intégration</text:h>
      <text:h text:style-name="Heading_20_1" text:outline-level="1"/>
      <text:h text:style-name="P5" text:outline-level="1">Le projet</text:h>
      <text:p text:style-name="P3">Vous venez d'être embauché(e) par une agence Web, <text:span text:style-name="T1">la WebAgency</text:span>, qui réalise des sites web pour différents clients. Cependant, ils reconnaissent eux-mêmes que leur site actuel est vieillissant car ils ont peu de temps pour travailler dessus. Certes, il paraît que les cordonniers sont les plus mal chaussés, mais tout de même...</text:p>
      <text:p text:style-name="P3">On vous propose donc, pour votre première mission, de vous occuper de la refonte du site de l'agence, C'est plutôt une bonne nouvelle et vous êtes impatient de mettre en avant vos compétences d'intégrateur pour réaliser ces changements.</text:p>
      <text:p text:style-name="P3"/>
      <text:p text:style-name="P3">La mauvaise nouvelle, c'est qu'il n'y a pas de maquette. On vous "fait confiance" pour réaliser une interface attrayante pour représenter l'agence.</text:p>
      <text:p text:style-name="Standard"/>
      <text:p text:style-name="P3">A partir d'une maquette que vous allez réaliser, vous développerez donc cette single page en HTML et CSS.</text:p>
      <text:h text:style-name="P5" text:outline-level="1"><text:bookmark text:name="user-content-modalités"/>Modalités</text:h>
      <text:p text:style-name="Standard">La phase d'intégration s'accompagne de modalités requises :</text:p>
      <text:list xml:id="list8811782850705965821" text:style-name="L2">
        <text:list-item>
          <text:list>
            <text:list-item>
              <text:p text:style-name="P1">Pas de framework</text:p>
            </text:list-item>
            <text:list-item>
              <text:p text:style-name="P1">Un menu constamment visible qui accompagne la navigation de l’utilisateur</text:p>
            </text:list-item>
            <text:list-item>
              <text:p text:style-name="P1">Un diaporama explicatif souhaitant la bienvenue au visiteur (slider en css3)</text:p>
            </text:list-item>
            <text:list-item>
              <text:p text:style-name="P1">Une liste des principales compétences de l’agence</text:p>
            </text:list-item>
            <text:list-item>
              <text:p text:style-name="P1">Une grille graphique présentant les derniers projets réalisés</text:p>
            </text:list-item>
            <text:list-item>
              <text:p text:style-name="P1">Une carte interactive indiquant l’emplacement de l’agence, accompagnée d’un formulaire de contact</text:p>
            </text:list-item>
          </text:list>
        </text:list-item>
      </text:list>
      <text:h text:style-name="P5" text:outline-level="1">Textes</text:h>
      <text:h text:style-name="Heading_20_3" text:outline-level="3">Menu</text:h>
      <text:p text:style-name="Text_20_body">Accueil Services Portfolio Contact</text:p>
      <text:p text:style-name="P2">Pour le 1er diaporama :</text:p>
      <text:h text:style-name="Heading_20_4" text:outline-level="4">WEBAGENCY : L'AGENCE DE TOUS VOS PROJETS !</text:h>
      <text:p text:style-name="Standard">Vous avez un projet web ? La WebAgency vous aide à le réaliser !</text:p>
      <text:p text:style-name="Standard"/>
      <text:h text:style-name="Heading_20_3" text:outline-level="3">Nos services</text:h>
      <text:p text:style-name="Standard">Agence web implantée à Paris, nous vous accompagnons dans la création de sites internet et de supports de communication adaptés à votre cible et à votre personnalité.</text:p>
      <text:p text:style-name="Standard"/>
      <text:p text:style-name="P2">UX design</text:p>
      <text:p text:style-name="Standard">L’ergonomie est au cœur de notre philosophie. Nos sites web sont avant tout pensés pour être intuitifs et faciles à utiliser.</text:p>
      <text:p text:style-name="P2"><text:soft-page-break/>UI design</text:p>
      <text:p text:style-name="Standard">Pour rendre l’expérience de navigation la plus intuitive possible, nos sites présentent des interfaces au design fonctionnel, esthétique et cohérent.</text:p>
      <text:p text:style-name="P2">SEO</text:p>
      <text:p text:style-name="Standard">Le référencement est la clé de survie d’un site web. Nous attachons ainsi une importance toute particulière à vous fournir une rédaction web de qualité.</text:p>
      <text:p text:style-name="Standard"/>
      <text:h text:style-name="Heading_20_3" text:outline-level="3">Nos projets</text:h>
      <text:p text:style-name="Standard">Avec plus de 200 projets réalisés depuis sa création, la WebAgency s’appuie sur un large éventail de compétences pour satisfaire de nombreux clients convaincus.</text:p>
      <text:p text:style-name="Standard"/>
      <text:h text:style-name="Heading_20_3" text:outline-level="3">Contact infos</text:h>
      <text:p text:style-name="Standard"><text:span text:style-name="T1">WebAgency SAS</text:span><text:line-break/>25 rue d'Hauteville 75010 Paris</text:p>
      <text:p text:style-name="Standard">Tél : 01 02 03 04 05</text:p>
      <text:p text:style-name="Standard"/>
      <text:p text:style-name="Standard"/>
      <text:h text:style-name="P5" text:outline-level="1">Livrables attendus</text:h>
      <text:p text:style-name="Standard">Les maquettes de la single page (N'oubliez toutefois pas d'adapter le rendu pour vos visiteurs utilisant des terminaux mobiles.)</text:p>
      <text:p text:style-name="Standard">Le fichier index.html + rép. images + rép. CSS</text:p>
      <text:p text:style-name="Standard">Votre projet versionner <text:s/>dans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system-ui, 'Segoe UI', Helvetica, Arial, sans-serif, 'Apple Color Emoji', 'Segoe UI Emoji'"/>
    <style:font-face style:name="robotoblack" svg:font-family="robotoblack, Arial, sans-serif"/>
    <style:font-face style:name="robotobold" svg:font-family="robotobold, Arial, sans-serif"/>
    <style:font-face style:name="robotomedium" svg:font-family="robotomedium, Arial, sans-serif"/>
    <style:font-face style:name="robotoregular" svg:font-family="robotoregular,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fpa formateur</meta:initial-creator>
    <meta:creation-date>2020-07-28T10:02:18</meta:creation-date>
    <dc:date>2020-07-28T10:49:46</dc:date>
    <dc:creator>afpa formateur</dc:creator>
    <meta:editing-duration>PT47M28S</meta:editing-duration>
    <meta:editing-cycles>10</meta:editing-cycles>
    <meta:generator>OpenOffice/4.1.2$Unix OpenOffice.org_project/412m3$Build-9782</meta:generator>
    <meta:document-statistic meta:table-count="0" meta:image-count="0" meta:object-count="0" meta:page-count="2" meta:paragraph-count="37" meta:word-count="410" meta:character-count="2568"/>
  </office:meta>
</office:document-meta>
</file>